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list-style-name="L1">
      <style:text-properties fo:font-weight="normal" style:font-weight-asian="normal" style:font-weight-complex="normal"/>
    </style:style>
    <style:style style:name="P6" style:family="paragraph" style:parent-style-name="Standard" style:list-style-name="L2">
      <style:text-properties fo:font-weight="normal" style:font-weight-asian="normal" style:font-weight-complex="normal"/>
    </style:style>
    <style:style style:name="P7" style:family="paragraph" style:parent-style-name="Standard" style:list-style-name="L3">
      <style:text-properties fo:font-weight="normal" style:font-weight-asian="normal" style:font-weight-complex="normal"/>
    </style:style>
    <style:style style:name="P8" style:family="paragraph" style:parent-style-name="Standard">
      <style:text-properties fo:font-style="normal" fo:font-weight="normal" style:font-style-asian="normal" style:font-weight-asian="normal" style:font-style-complex="normal" style:font-weight-complex="normal"/>
    </style:style>
    <style:style style:name="P9" style:family="paragraph" style:parent-style-name="Standard" style:list-style-name="L4">
      <style:text-properties fo:font-style="normal" fo:font-weight="normal" style:font-style-asian="normal" style:font-weight-asian="normal" style:font-style-complex="normal" style:font-weight-complex="normal"/>
    </style:style>
    <style:style style:name="P10" style:family="paragraph" style:parent-style-name="Standard" style:list-style-name="L5">
      <style:text-properties fo:font-style="normal" fo:font-weight="normal" style:font-style-asian="normal" style:font-weight-asian="normal" style:font-style-complex="normal" style:font-weight-complex="normal"/>
    </style:style>
    <style:style style:name="P11" style:family="paragraph" style:parent-style-name="Standard" style:list-style-name="L6">
      <style:text-properties fo:font-style="normal" fo:font-weight="normal" style:font-style-asian="normal" style:font-weight-asian="normal" style:font-style-complex="normal" style:font-weight-complex="normal"/>
    </style:style>
    <style:style style:name="P12" style:family="paragraph" style:parent-style-name="Standard" style:list-style-name="L7">
      <style:text-properties fo:font-style="normal" fo:font-weight="normal" style:font-style-asian="normal" style:font-weight-asian="normal" style:font-style-complex="normal" style:font-weight-complex="normal"/>
    </style:style>
    <style:style style:name="P13" style:family="paragraph" style:parent-style-name="Standard">
      <style:text-properties fo:font-style="normal" fo:font-weight="bold" style:font-style-asian="normal" style:font-weight-asian="bold" style:font-style-complex="normal" style:font-weight-complex="bold"/>
    </style:style>
    <style:style style:name="P14" style:family="paragraph" style:parent-style-name="Standard" style:list-style-name="L7">
      <style:text-properties fo:font-style="italic" fo:font-weight="normal" style:font-style-asian="italic" style:font-weight-asian="normal" style:font-style-complex="italic" style:font-weight-complex="normal"/>
    </style:style>
    <style:style style:name="P15" style:family="paragraph" style:parent-style-name="Standard">
      <style:text-properties fo:font-size="18pt" fo:font-weight="bold" style:font-size-asian="18pt" style:font-weight-asian="bold" style:font-size-complex="18pt" style:font-weight-complex="bold"/>
    </style:style>
    <style:style style:name="P16" style:family="paragraph" style:parent-style-name="Standard" style:list-style-name="L7">
      <style:paragraph-properties fo:margin-left="1.251cm" fo:margin-right="0cm" fo:text-indent="-0.635cm" style:auto-text-indent="false"/>
      <style:text-properties fo:font-style="italic" fo:font-weight="normal"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as Spielprofil</text:p>
      <text:p text:style-name="P1"/>
      <text:p text:style-name="P3"><text:span text:style-name="T2">gefordert</text:span>:</text:p>
      <text:list xml:id="list1558027830" text:style-name="L1">
        <text:list-item>
          <text:p text:style-name="P5">sich in der Ego-Perspektive durch die Map bewegen</text:p>
        </text:list-item>
        <text:list-item>
          <text:p text:style-name="P5">Map soll konfigurierbar sein</text:p>
        </text:list-item>
        <text:list-item>
          <text:p text:style-name="P5">Gegenstände sammeln, benutzen/verbrauchen und wieder ablegen (Transponder, Club-Mate)</text:p>
        </text:list-item>
        <text:list-item>
          <text:p text:style-name="P5">NPCs begegnen und mit diesen interagieren (z.B. Profs fragen, Dinge mit Studis</text:p>
          <text:p text:style-name="P5">tauschen oder diese mit Gegenständen bewerfen :-) </text:p>
        </text:list-item>
        <text:list-item>
          <text:p text:style-name="P5">Java Swing Applikation</text:p>
        </text:list-item>
      </text:list>
      <text:p text:style-name="P2"/>
      <text:p text:style-name="P13">zusätzliche Ideen:</text:p>
      <text:list xml:id="list959444282" text:style-name="L2">
        <text:list-item>
          <text:p text:style-name="P6">uns geht es um den <text:span text:style-name="T3">Unterhaltungsfaktor</text:span> → Spieler soll experimentieren</text:p>
        </text:list-item>
      </text:list>
      <text:list xml:id="list1509366873" text:style-name="L3">
        <text:list-item>
          <text:p text:style-name="P7">es gibt kein „Ziel“ im Spiel → man kann seinen Charakter leveln</text:p>
        </text:list-item>
        <text:list-item>
          <text:p text:style-name="P7">kein GameOver aber Checkpoints</text:p>
        </text:list-item>
        <text:list-item>
          <text:p text:style-name="P7">lose Storyline führt den Spieler an neue Orte (BSc. Medieninf. schaffen)</text:p>
        </text:list-item>
        <text:list-item>
          <text:p text:style-name="P7">Itemsystem, Inventarsystem, Minispiele, Kampspiele, Rätsel</text:p>
        </text:list-item>
        <text:list-item>
          <text:p text:style-name="P7">Charaktersystem für Spielerprofil am Anfang</text:p>
        </text:list-item>
      </text:list>
      <text:p text:style-name="P2"/>
      <text:p text:style-name="P13">direkte Folgerungen:</text:p>
      <text:list xml:id="list1570168927" text:style-name="L4">
        <text:list-item>
          <text:p text:style-name="P9">Serialisierung (Abspeichern und Laden des Spielstandes in/von Dateien )</text:p>
        </text:list-item>
        <text:list-item>
          <text:p text:style-name="P9">begrenzter grafischer Umfang</text:p>
        </text:list-item>
      </text:list>
      <text:p text:style-name="P4"/>
      <text:p text:style-name="P13">Fehlersituationen:</text:p>
      <text:list xml:id="list625415704" text:style-name="L5">
        <text:list-item>
          <text:p text:style-name="P10">Spieler kann Spiel mit seinem Charakter nicht effektiv spielen</text:p>
        </text:list-item>
      </text:list>
      <text:p text:style-name="P4"/>
      <text:p text:style-name="P13">Fragen waren:</text:p>
      <text:list xml:id="list1379635068" text:style-name="L6">
        <text:list-item>
          <text:p text:style-name="P11">wie sollen Szenarien, Anwendungsfälle aussehen (offenes Spielprinzip?):</text:p>
        </text:list-item>
      </text:list>
      <text:list xml:id="list649493977" text:style-name="L7">
        <text:list-header>
          <text:p text:style-name="P12">ist der Spieler im oder außerhalb vom System (ist Aktion „Taste drücken“ oder „Prof. im Spiel ansprechen“)</text:p>
          <text:p text:style-name="P12"/>
          <text:p text:style-name="P16">Es geht nicht um konkrete Handlungen, sondern um übergeordnete Funktionen. Beispiel:</text:p>
          <text:p text:style-name="P16">Der Spieler möchte einen Gegenstand aufheben. Der Spieler möchte einen neuen Charakter anlegen.. usw.</text:p>
          <text:p text:style-name="P16"/>
        </text:list-header>
        <text:list-item>
          <text:p text:style-name="P12">wie sehen Fehlersituationen im Spiel aus?</text:p>
          <text:p text:style-name="P12"/>
          <text:p text:style-name="P14">Fehlersituation im Spiel sind z.B. »Der Spieler möchte nach links. Dort befindet sich eine Wand.«</text:p>
        </text:list-item>
      </text:list>
      <text:p text:style-name="P4"/>
      <text:list xml:id="list1781317390" text:continue-numbering="true" text:style-name="L7">
        <text:list-item>
          <text:p text:style-name="P12">Programme für Diagramme (allgemein)</text:p>
          <text:p text:style-name="P12"/>
          <text:p text:style-name="P14">Generell rät Hr. Weitz uns von Tools bei UML und Diagrammen allgemein ab. Wir sollen lieber von Hand zusammen dran arbeiten und erst die finale Version z.B. mit »Dia« rein zeichnen. Aber auch das ist nicht notwendig, Diagramme akzeptiert er auch handschriftlich (allerdings ordentlich gezeichn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er Eintrag</meta:initial-creator>
    <meta:creation-date>2012-04-17T13:46:07</meta:creation-date>
    <dc:date>2012-04-21T17:20:17</dc:date>
    <dc:creator>dgens </dc:creator>
    <meta:editing-duration>PT3H35M2S</meta:editing-duration>
    <meta:editing-cycles>6</meta:editing-cycles>
    <meta:generator>LibreOffice/3.4$Unix LibreOffice_project/340m1$Build-302</meta:generator>
    <meta:document-statistic meta:table-count="0" meta:image-count="0" meta:object-count="0" meta:page-count="1" meta:paragraph-count="29" meta:word-count="262" meta:character-count="1757" meta:non-whitespace-character-count="1546"/>
  </office:meta>
</office:document-meta>
</file>